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solid" draw:fill-color="#000000" draw:fill-image-width="0cm" draw:fill-image-height="0cm" fo:min-height="21.473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text-outline="false" style:text-line-through-style="none" fo:font-family="'Arial Black'" style:font-family-generic="swiss" style:font-pitch="variable" fo:font-size="54pt" fo:font-style="normal" fo:text-shadow="none" style:text-underline-style="none" fo:font-weight="bold" style:font-family-asian="'Arial Unicode MS'" style:font-family-generic-asian="swiss" style:font-size-asian="54pt" style:font-style-asian="normal" style:font-weight-asian="bold" style:font-family-complex="'Arial Black'" style:font-size-complex="54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473cm" svg:x="-0.001cm" svg:y="-0.237cm" presentation:class="title" presentation:user-transformed="true">
          <draw:text-box>
            <text:p text:style-name="P1"><text:span text:style-name="T1">Będę śpiewał Ci</text:span><text:span text:style-name="T1"><text:line-break/></text:span><text:span text:style-name="T1">najpiękniejszą pieśń</text:span><text:span text:style-name="T1"><text:line-break/></text:span><text:span text:style-name="T1">z aniołami tak</text:span><text:span text:style-name="T1"><text:line-break/></text:span><text:span text:style-name="T1">będę śpiewał Ci</text:span><text:span text:style-name="T1"><text:line-break/></text:span><text:span text:style-name="T1"><text:line-break/></text:span><text:span text:style-name="T1">Święty, Święty,</text:span><text:span text:style-name="T1"><text:line-break/></text:span><text:span text:style-name="T1">Święty jest Pan,</text:span><text:span text:style-name="T1"><text:line-break/></text:span><text:span text:style-name="T1">Zastępów P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cm" svg:height="21.473cm" svg:x="-0.001cm" svg:y="-0.237cm" presentation:class="title" presentation:user-transformed="true">
          <draw:text-box>
            <text:p text:style-name="P1"><text:span text:style-name="T1">Cała ziemia jest pełna Jego chwały /x4</text:span><text:span text:style-name="T1"><text:line-break/></text:span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7-03-04T08:37:32</meta:creation-date>
    <dc:date>2015-04-27T19:53:10.85</dc:date>
    <dc:language>pl-PL</dc:language>
    <meta:editing-cycles>8</meta:editing-cycles>
    <meta:editing-duration>PT3M53S</meta:editing-duration>
    <dc:creator>Woda Życia</dc:creator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